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ervice.createBuilder( final Configuration 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SService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.configureConnectors( BrokerService broker , Configuration [ ] connecto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Service.configureJmx( Configuration configuration , BrokerService br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ervic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Service.setupLogger( Object su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Service.configureConsumers( final BrokerManager broker , final Configuration [ ] consum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SService.configureServic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ervice.load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SService.configurePersistent( Configuration configuration , BrokerService br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ervice.setup( final Object subject , final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ervice.createConsumer( final 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SService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